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55269" draw:marker-start-width="0.321cm" draw:marker-end-width="0.321cm" draw:fill-color="#ffffff" draw:textarea-horizontal-align="justify" draw:textarea-vertical-align="middle" draw:auto-grow-height="false" fo:min-height="0.92cm" fo:min-width="19.1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355269" draw:marker-start-width="0.321cm" draw:marker-end-width="0.321cm" draw:fill-color="#ffffff" draw:textarea-horizontal-align="justify" draw:textarea-vertical-align="middle" draw:auto-grow-height="false" fo:min-height="17.17cm" fo:min-width="19.17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355269" draw:marker-start-width="0.321cm" draw:marker-end-width="0.321cm" draw:fill-color="#ffffff" draw:textarea-horizontal-align="justify" draw:textarea-vertical-align="middle" draw:auto-grow-height="false" fo:min-height="15.67cm" fo:min-width="17.8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c9211e" draw:marker-start-width="0.321cm" draw:marker-end-width="0.321cm" draw:fill-color="#ffffff" draw:textarea-horizontal-align="justify" draw:textarea-vertical-align="middle" draw:auto-grow-height="false" fo:min-height="14.17cm" fo:min-width="17.17cm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2.25cm" fo:min-width="16.25cm" fo:padding-top="0.151cm" fo:padding-bottom="0.151cm" fo:padding-left="0.276cm" fo:padding-right="0.276cm"/>
    </style:style>
    <style:style style:name="gr6" style:family="graphic" style:parent-style-name="standard">
      <style:graphic-properties svg:stroke-color="#ff7b59" draw:fill-color="#ffffff" draw:textarea-horizontal-align="justify" draw:textarea-vertical-align="middle" draw:auto-grow-height="false" fo:min-height="9cm" fo:min-width="14.75cm"/>
    </style:style>
    <style:style style:name="gr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8" style:family="graphic" style:parent-style-name="standard">
      <style:graphic-properties svg:stroke-color="#ff7b59" draw:fill-color="#ffffff" draw:textarea-horizontal-align="justify" draw:textarea-vertical-align="middle" draw:auto-grow-height="false" fo:min-height="8.25cm" fo:min-width="14.75cm"/>
    </style:style>
    <style:style style:name="gr9" style:family="graphic" style:parent-style-name="standard">
      <style:graphic-properties svg:stroke-color="#00a933" draw:fill-color="#ffffff" draw:textarea-horizontal-align="justify" draw:textarea-vertical-align="middle" draw:auto-grow-height="false" fo:min-height="4.735cm" fo:min-width="4.906cm"/>
    </style:style>
    <style:style style:name="gr10" style:family="graphic" style:parent-style-name="standard">
      <style:graphic-properties svg:stroke-color="#2a6099" draw:fill-color="#ffffff" draw:textarea-horizontal-align="justify" draw:textarea-vertical-align="middle" draw:auto-grow-height="false" fo:min-height="1.601cm" fo:min-width="1.603cm"/>
      <style:paragraph-properties style:writing-mode="lr-tb"/>
    </style:style>
    <style:style style:name="gr11" style:family="graphic" style:parent-style-name="standard">
      <style:graphic-properties svg:stroke-color="#ea7500" draw:fill-color="#ffffff" draw:textarea-horizontal-align="justify" draw:textarea-vertical-align="middle" draw:auto-grow-height="false" fo:min-height="1.16cm" fo:min-width="1.1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299cm"/>
      <style:paragraph-properties style:writing-mode="lr-tb"/>
    </style:style>
    <style:style style:name="gr13" style:family="graphic" style:parent-style-name="standard">
      <style:graphic-properties svg:stroke-color="#2a6099" draw:fill-color="#ffffff" draw:textarea-horizontal-align="justify" draw:textarea-vertical-align="middle" draw:auto-grow-height="false" fo:min-height="1.602cm" fo:min-width="1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218cm"/>
      <style:paragraph-properties style:writing-mode="lr-tb"/>
    </style:style>
    <style:style style:name="gr15" style:family="graphic" style:parent-style-name="standard">
      <style:graphic-properties svg:stroke-color="#ea7500" draw:fill-color="#ffffff" draw:textarea-horizontal-align="justify" draw:textarea-vertical-align="middle" draw:auto-grow-height="false" fo:min-height="1.16cm" fo:min-width="1.1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8" style:family="graphic" style:parent-style-name="standard">
      <style:graphic-properties svg:stroke-color="#2a6099" draw:fill-color="#ffffff" draw:textarea-horizontal-align="justify" draw:textarea-vertical-align="middle" draw:auto-grow-height="false" fo:min-height="1.602cm" fo:min-width="1.602cm"/>
      <style:paragraph-properties style:writing-mode="lr-tb"/>
    </style:style>
    <style:style style:name="gr19" style:family="graphic" style:parent-style-name="standard">
      <style:graphic-properties svg:stroke-color="#ea7500" draw:fill-color="#ffffff" draw:textarea-horizontal-align="justify" draw:textarea-vertical-align="middle" draw:auto-grow-height="false" fo:min-height="1.159cm" fo:min-width="1.19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027cm"/>
      <style:paragraph-properties style:writing-mode="lr-tb"/>
    </style:style>
    <style:style style:name="gr22" style:family="graphic" style:parent-style-name="standard">
      <style:graphic-properties svg:stroke-color="#2a6099" draw:fill-color="#ffffff" draw:textarea-horizontal-align="justify" draw:textarea-vertical-align="middle" draw:auto-grow-height="false" fo:min-height="1.601cm" fo:min-width="1.6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6.6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0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5.55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3" style:family="paragraph">
      <loext:graphic-properties draw:fill="none" draw:fill-color="#ffffff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4" style:family="paragraph">
      <style:text-properties fo:font-style="italic"/>
    </style:style>
    <style:style style:name="P15" style:family="paragraph">
      <loext:graphic-properties draw:fill="none" draw:fill-color="#ffffff"/>
      <style:text-properties fo:font-style="italic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font-size="20pt" fo:font-style="italic" style:font-size-asian="20pt" style:font-size-complex="20pt"/>
    </style:style>
    <style:style style:name="P19" style:family="paragraph">
      <loext:graphic-properties draw:fill="none" draw:fill-color="#ffffff"/>
      <style:text-properties fo:font-size="20pt" fo:font-style="italic" style:font-size-asian="20pt" style:font-size-complex="20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Microsoft YaHei" style:font-size-asian="14pt" style:font-style-asian="normal" style:font-name-complex="Arial" style:font-size-complex="14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75cm" svg:height="1.25cm" svg:x="8.95cm" svg:y="1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75cm" svg:height="17.5cm" svg:x="8.9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45cm" svg:height="16cm" svg:x="10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5cm" svg:height="14.5cm" svg:x="10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75cm" svg:height="12.5cm" svg:x="11.2cm" svg:y="5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25cm" svg:height="9.25cm" svg:x="11.65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65cm" svg:height="1.1cm" svg:x="11.8cm" svg:y="6.5cm">
          <draw:text-box>
            <text:p>Piste (enfant)</text:p>
          </draw:text-box>
        </draw:frame>
        <draw:custom-shape draw:style-name="gr6" draw:text-style-name="P1" draw:layer="layout" svg:width="15.25cm" svg:height="9.25cm" svg:x="11.95cm" svg:y="7.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5.25cm" svg:height="8.5cm" svg:x="12.3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644cm" svg:height="7.049cm" svg:x="13.556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973cm" svg:height="2.617cm" svg:x="14.32cm" svg:y="11.121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699cm" svg:height="1.41cm" svg:x="14.957cm" svg:y="12.007cm">
          <text:p text:style-name="P3"><text:span text:style-name="T1">Fichier</text:span><text:span text:style-name="T1"><text:line-break/></text:span><text:span text:style-name="T1">Audio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75cm" svg:height="0.806cm" svg:x="15cm" svg:y="11.201cm">
          <draw:text-box>
            <text:p text:style-name="P5"><text:span text:style-name="T2">Prise</text:span></text:p>
          </draw:text-box>
        </draw:frame>
        <draw:custom-shape draw:style-name="gr13" draw:text-style-name="P1" draw:layer="layout" svg:width="2.973cm" svg:height="2.618cm" svg:x="17.505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699cm" svg:height="1.41cm" svg:x="18.142cm" svg:y="12.087cm">
          <text:p text:style-name="P7"><text:span text:style-name="T1">Fichier </text:span><text:span text:style-name="T1"><text:line-break/></text:span><text:span text:style-name="T1">Audio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815cm" svg:height="0.806cm" svg:x="18.185cm" svg:y="11.282cm">
          <draw:text-box>
            <text:p text:style-name="P5"><text:span text:style-name="T2">Prise</text:span></text:p>
          </draw:text-box>
        </draw:frame>
        <draw:custom-shape draw:style-name="gr13" draw:text-style-name="P1" draw:layer="layout" svg:width="2.973cm" svg:height="2.618cm" svg:x="15.807cm" svg:y="1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1.698cm" svg:height="1.41cm" svg:x="16.444cm" svg:y="14.705cm">
          <text:p text:style-name="P7"><text:span text:style-name="T1">Fichier </text:span><text:span text:style-name="T1"><text:line-break/></text:span><text:span text:style-name="T1">Audio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764cm" svg:height="0.85cm" svg:x="16.486cm" svg:y="13.9cm">
          <draw:text-box>
            <text:p text:style-name="P5"><text:span text:style-name="T2">Prise</text:span></text:p>
          </draw:text-box>
        </draw:frame>
        <draw:frame draw:style-name="gr17" draw:text-style-name="P9" draw:layer="layout" svg:width="2.067cm" svg:height="0.962cm" svg:x="16.5cm" svg:y="10.113cm">
          <draw:text-box>
            <text:p text:style-name="P8"><text:span text:style-name="T3">Objet</text:span></text:p>
          </draw:text-box>
        </draw:frame>
        <draw:custom-shape draw:style-name="gr9" draw:text-style-name="P1" draw:layer="layout" svg:width="7.644cm" svg:height="7.049cm" svg:x="19.5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972cm" svg:height="2.618cm" svg:x="20.265cm" svg:y="1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699cm" svg:height="1.409cm" svg:x="20.901cm" svg:y="12.198cm">
          <text:p text:style-name="P7"><text:span text:style-name="T1">Fichier </text:span><text:span text:style-name="T1"><text:line-break/></text:span><text:span text:style-name="T1">Audio</text:span>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.806cm" svg:height="0.806cm" svg:x="20.944cm" svg:y="11.392cm">
          <draw:text-box>
            <text:p text:style-name="P5"><text:span text:style-name="T2">Prise</text:span></text:p>
          </draw:text-box>
        </draw:frame>
        <draw:custom-shape draw:style-name="gr18" draw:text-style-name="P1" draw:layer="layout" svg:width="2.972cm" svg:height="2.618cm" svg:x="23.45cm" svg:y="11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699cm" svg:height="1.41cm" svg:x="24.087cm" svg:y="12.277cm">
          <text:p text:style-name="P7"><text:span text:style-name="T1">Fichier </text:span><text:span text:style-name="T1"><text:line-break/></text:span><text:span text:style-name="T1">Audio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.871cm" svg:height="0.806cm" svg:x="24.129cm" svg:y="11.473cm">
          <draw:text-box>
            <text:p text:style-name="P5"><text:span text:style-name="T2">Prise</text:span></text:p>
          </draw:text-box>
        </draw:frame>
        <draw:custom-shape draw:style-name="gr22" draw:text-style-name="P1" draw:layer="layout" svg:width="2.972cm" svg:height="2.617cm" svg:x="21.751cm" svg:y="1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699cm" svg:height="1.41cm" svg:x="22.388cm" svg:y="14.896cm">
          <text:p text:style-name="P7"><text:span text:style-name="T1">Fichier </text:span><text:span text:style-name="T1"><text:line-break/></text:span><text:span text:style-name="T1">Audio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.82cm" svg:height="0.806cm" svg:x="22.43cm" svg:y="14.09cm">
          <draw:text-box>
            <text:p text:style-name="P5"><text:span text:style-name="T2">Prise</text:span></text:p>
          </draw:text-box>
        </draw:frame>
        <draw:frame draw:style-name="gr23" draw:text-style-name="P9" draw:layer="layout" svg:width="2.261cm" svg:height="0.962cm" svg:x="22.25cm" svg:y="10.304cm">
          <draw:text-box>
            <text:p text:style-name="P8"><text:span text:style-name="T3">Objet</text:span></text:p>
          </draw:text-box>
        </draw:frame>
        <draw:frame draw:style-name="gr7" draw:text-style-name="P2" draw:layer="layout" svg:width="4.65cm" svg:height="1.1cm" svg:x="12.1cm" svg:y="7.7cm">
          <draw:text-box>
            <text:p>Piste (enfant)</text:p>
          </draw:text-box>
        </draw:frame>
        <draw:frame draw:style-name="gr7" draw:text-style-name="P2" draw:layer="layout" svg:width="4.65cm" svg:height="1.1cm" svg:x="12.55cm" svg:y="8.9cm">
          <draw:text-box>
            <text:p>Piste (enfant)</text:p>
          </draw:text-box>
        </draw:frame>
        <draw:frame draw:style-name="gr24" draw:text-style-name="P2" draw:layer="layout" svg:width="6.75cm" svg:height="1cm" svg:x="11.45cm" svg:y="5.25cm">
          <draw:text-box>
            <text:p>Piste (parent/enfant)</text:p>
          </draw:text-box>
        </draw:frame>
        <draw:frame draw:style-name="gr24" draw:text-style-name="P2" draw:layer="layout" svg:width="6.75cm" svg:height="1cm" svg:x="10.75cm" svg:y="3.75cm">
          <draw:text-box>
            <text:p>Piste (parent)</text:p>
          </draw:text-box>
        </draw:frame>
        <draw:frame draw:style-name="gr24" draw:text-style-name="P11" draw:layer="layout" svg:width="6.75cm" svg:height="1cm" svg:x="10.15cm" svg:y="2.35cm">
          <draw:text-box>
            <text:p text:style-name="P10"><text:span text:style-name="T4">Piste master</text:span></text:p>
          </draw:text-box>
        </draw:frame>
        <draw:frame draw:style-name="gr24" draw:text-style-name="P11" draw:layer="layout" svg:width="6.75cm" svg:height="1cm" svg:x="9.05cm" svg:y="1.15cm">
          <draw:text-box>
            <text:p text:style-name="P10"><text:span text:style-name="T4">REAPER Session</text:span></text:p>
          </draw:text-box>
        </draw:frame>
        <draw:frame draw:style-name="gr24" draw:text-style-name="P11" draw:layer="layout" svg:width="6.75cm" svg:height="1cm" svg:x="9.05cm" svg:y="18.85cm">
          <draw:text-box>
            <text:p text:style-name="P10"><text:span text:style-name="T4">REAPER Session</text:span></text:p>
          </draw:text-box>
        </draw:frame>
        <draw:frame draw:style-name="gr25" draw:text-style-name="P13" draw:layer="layout" svg:width="6.5cm" svg:height="2.453cm" svg:x="1.1cm" svg:y="1cm">
          <draw:text-box>
            <text:p text:style-name="P12"><text:span text:style-name="T5">REAPER Application</text:span></text:p>
          </draw:text-box>
        </draw:frame>
        <draw:frame draw:style-name="gr24" draw:text-style-name="P15" draw:layer="layout" svg:width="6.75cm" svg:height="1cm" svg:x="1.05cm" svg:y="3.35cm">
          <draw:text-box>
            <text:p text:style-name="P14">Hiérarchie des objets</text:p>
          </draw:text-box>
        </draw:frame>
      </draw:page>
      <draw:page draw:name="page2" draw:style-name="dp1" draw:master-page-name="Standard">
        <draw:frame draw:style-name="gr25" draw:text-style-name="P17" draw:layer="layout" svg:width="10.25cm" svg:height="1.25cm" svg:x="1cm" svg:y="1cm">
          <draw:text-box>
            <text:p text:style-name="P16"><text:span text:style-name="T6">Raccourcis essentiels</text:span></text:p>
          </draw:text-box>
        </draw:frame>
        <draw:frame draw:style-name="gr26" draw:text-style-name="P19" draw:layer="layout" svg:width="3cm" svg:height="1.038cm" svg:x="1.05cm" svg:y="2cm">
          <draw:text-box>
            <text:p text:style-name="P18"><text:span text:style-name="T7">Édition</text:span></text:p>
          </draw:text-box>
        </draw:frame>
        <draw:frame draw:style-name="gr27" draw:text-style-name="P6" draw:layer="layout" svg:width="14.2cm" svg:height="16.901cm" svg:x="1.05cm" svg:y="2.949cm">
          <draw:text-box>
            <text:p text:style-name="P5"><text:span text:style-name="T8">Ctrl+C</text:span><text:span text:style-name="T9"> - Copie les </text:span><text:span text:style-name="T2">objets/pistes/points d’enveloppes</text:span></text:p>
            <text:p text:style-name="P20"><text:span text:style-name="T8">Ctrl+Shift+C</text:span><text:span text:style-name="T9"> - Copie les </text:span><text:span text:style-name="T2">objets/pistes/points d’enveloppes dans la sélection de temps (si elle existe)</text:span></text:p>
            <text:p text:style-name="P20"><text:span text:style-name="T2"/></text:p>
            <text:p text:style-name="P20"><text:span text:style-name="T8">Ctrl+X</text:span><text:span text:style-name="T9"> - Coupe les </text:span><text:span text:style-name="T2">objets/pistes/points d’enveloppes</text:span></text:p>
            <text:p text:style-name="P20"><text:span text:style-name="T8">Ctrl+Shift+X</text:span><text:span text:style-name="T9"> - Coupe les </text:span><text:span text:style-name="T2">objets/pistes/points d’enveloppes dans la sélection de temps (si elle existe)</text:span></text:p>
            <text:p text:style-name="P20"><text:span text:style-name="T2"/></text:p>
            <text:p text:style-name="P20"><text:span text:style-name="T10">Ctrl+V</text:span><text:span text:style-name="T2"> – Colle des objets/pistes</text:span></text:p>
            <text:p text:style-name="P20"><text:span text:style-name="T10">Shift+V –</text:span><text:span text:style-name="T11"> Insert du temps et colle les objets</text:span></text:p>
            <text:p text:style-name="P20"><text:span text:style-name="T11"/></text:p>
            <text:p text:style-name="P20"><text:span text:style-name="T10">Ctrl+D</text:span><text:span text:style-name="T11"> – Duplique les objets</text:span></text:p>
            <text:p text:style-name="P20"><text:span text:style-name="T8">Ctrl+Shift+D</text:span><text:span text:style-name="T9"> </text:span><text:span text:style-name="T11">– Duplique la portion sélectionnée des objets</text:span></text:p>
            <text:p text:style-name="P20"><text:span text:style-name="T11"/></text:p>
            <text:p text:style-name="P20"><text:span text:style-name="T8">SUPPR</text:span><text:span text:style-name="T9"> – Supprime les </text:span><text:span text:style-name="T11">objets/pistes/points d’enveloppes</text:span></text:p>
            <text:p text:style-name="P20"><text:span text:style-name="T10">Ctrl+SUPPR</text:span><text:span text:style-name="T11"> – Supprime la portion sélectionnée des objets</text:span></text:p>
            <text:p text:style-name="P20"><text:span text:style-name="T11"/></text:p>
            <text:p text:style-name="P20"><text:span text:style-name="T10">Ctrl+A</text:span><text:span text:style-name="T11"> – Sélectionne tous les objets/pistes/points d’enveloppes</text:span></text:p>
            <text:p text:style-name="P20"><text:span text:style-name="T11"/></text:p>
            <text:p text:style-name="P20"><text:span text:style-name="T10">S</text:span><text:span text:style-name="T11"> – Scinde les objets au curseur d’édition/lecture</text:span></text:p>
            <text:p text:style-name="P20"><text:span text:style-name="T10">Shift+S</text:span><text:span text:style-name="T11"> – Scinde les objets à la sélection de temps</text:span></text:p>
            <text:p text:style-name="P20"><text:span text:style-name="T11"/></text:p>
            <text:p text:style-name="P20"><text:span text:style-name="T10">Shift+W</text:span><text:span text:style-name="T11"> – Ajoute une marqueur d’étirement temporel</text:span></text:p>
            <text:p text:style-name="P20"><text:span text:style-name="T11"/></text:p>
            <text:p text:style-name="P20"><text:span text:style-name="T10">G</text:span><text:span text:style-name="T11"> – Groupe des objets</text:span></text:p>
            <text:p text:style-name="P20"><text:span text:style-name="T10">U</text:span><text:span text:style-name="T11"> – Dégroupe des objets</text:span></text:p>
            <text:p text:style-name="P20"><text:span text:style-name="T10">Ctrl+G</text:span><text:span text:style-name="T11"> – Sélectionne tous les objets d’un même groupe</text:span></text:p>
            <text:p text:style-name="P20"><text:span text:style-name="T10">Alt+Shift+G</text:span><text:span text:style-name="T11"> – Active les groupes d’objets</text:span></text:p>
          </draw:text-box>
        </draw:frame>
        <draw:frame draw:style-name="gr27" draw:text-style-name="P6" draw:layer="layout" svg:width="14.2cm" svg:height="16.901cm" svg:x="14.45cm" svg:y="2.95cm">
          <draw:text-box>
            <text:p text:style-name="P5"><text:span text:style-name="T8">Tab</text:span><text:span text:style-name="T9"> - Déplace le curseur à la transitoire suivante</text:span></text:p>
            <text:p text:style-name="P5"><text:span text:style-name="T8">Shift+Tab</text:span><text:span text:style-name="T9"> – Déplace le curseur à la transitoire précédente</text:span></text:p>
            <text:p text:style-name="P20"><text:span text:style-name="T2"/></text:p>
            <text:p text:style-name="P20"><text:span text:style-name="T10">X</text:span><text:span text:style-name="T2"> – Créer un fondu enchaîné dans la sélection de temps</text:span></text:p>
            <text:p text:style-name="P20"><text:span text:style-name="T10">Ctrl+Shift+G</text:span><text:span text:style-name="T2"> – Assemble des objets</text:span></text:p>
            <text:p text:style-name="P20"><text:span text:style-name="T2"/></text:p>
            <text:p text:style-name="P20"><text:span text:style-name="T10">M</text:span><text:span text:style-name="T2"> – Insert un marqueur</text:span></text:p>
            <text:p text:style-name="P20"><text:span text:style-name="T10">Shift+R</text:span><text:span text:style-name="T2"> – Insert une région depuis la sélection de temps</text:span></text:p>
            <text:p text:style-name="P20"><text:span text:style-name="T10">Shift+C</text:span><text:span text:style-name="T2"> – Insert un changement de tempo/métrique</text:span></text:p>
            <text:p text:style-name="P20"><text:span text:style-name="T2"/></text:p>
            <text:p text:style-name="P20"><text:span text:style-name="T10">Alt+M</text:span><text:span text:style-name="T2"> – Mute un objet/piste</text:span></text:p>
            <text:p text:style-name="P20"><text:span text:style-name="T2"/></text:p>
            <text:p text:style-name="P20"><text:span text:style-name="T10">Ctrl+L</text:span><text:span text:style-name="T2"> – Montre les différentes prises (si l’espace le permet)</text:span></text:p>
            <text:p text:style-name="P20"><text:span text:style-name="T2"/></text:p>
            <text:p text:style-name="P20"><text:span text:style-name="T10">Shift+BAS</text:span><text:span text:style-name="T2"> – Augmente la taille des formes d’onde</text:span></text:p>
            <text:p text:style-name="P20"><text:span text:style-name="T10">Shift+HAUT</text:span><text:span text:style-name="T2"> – Diminue la taille des formes d’onde</text:span></text:p>
            <text:p text:style-name="P20"><text:span text:style-name="T2"/></text:p>
            <text:p text:style-name="P20"><text:span text:style-name="T8">!</text:span><text:span text:style-name="T9"> </text:span><text:span text:style-name="T2">– Étend les pistes sélectionnées au maximum et réduit les autres</text:span></text:p>
            <text:p text:style-name="P20"><text:span text:style-name="T8">@</text:span><text:span text:style-name="T9"> </text:span><text:span text:style-name="T2">– Minimise toutes les pistes</text:span></text:p>
            <text:p text:style-name="P20"><text:span text:style-name="T2"/></text:p>
            <text:p text:style-name="P20"><text:span text:style-name="T2"/></text:p>
          </draw:text-box>
        </draw:frame>
      </draw:page>
      <draw:page draw:name="page3" draw:style-name="dp1" draw:master-page-name="Standard">
        <draw:frame draw:style-name="gr25" draw:text-style-name="P17" draw:layer="layout" svg:width="10.25cm" svg:height="1.25cm" svg:x="1cm" svg:y="1cm">
          <draw:text-box>
            <text:p text:style-name="P16"><text:span text:style-name="T6">Raccourcis essentiels</text:span></text:p>
          </draw:text-box>
        </draw:frame>
        <draw:frame draw:style-name="gr26" draw:text-style-name="P19" draw:layer="layout" svg:width="3cm" svg:height="1.038cm" svg:x="1.05cm" svg:y="2cm">
          <draw:text-box>
            <text:p text:style-name="P18"><text:span text:style-name="T7">Mixage</text:span></text:p>
          </draw:text-box>
        </draw:frame>
        <draw:frame draw:style-name="gr28" draw:text-style-name="P6" draw:layer="layout" svg:width="14.2cm" svg:height="3.581cm" svg:x="1.05cm" svg:y="2.949cm">
          <draw:text-box>
            <text:p text:style-name="P5"><text:span text:style-name="T10">Ctrl+T</text:span><text:span text:style-name="T2"> – Ajoute une piste</text:span></text:p>
            <text:p text:style-name="P5"><text:span text:style-name="T2"/></text:p>
            <text:p text:style-name="P5"><text:span text:style-name="T10">Shift+G</text:span><text:span text:style-name="T2"> – Set track grouping parameters</text:span></text:p>
            <text:p text:style-name="P5"><text:span text:style-name="T2"/></text:p>
            <text:p text:style-name="P5"><text:span text:style-name="T10">P</text:span><text:span text:style-name="T2"> – Affiche la courbe d’automation de la panoramique</text:span></text:p>
            <text:p text:style-name="P5"><text:span text:style-name="T10">V</text:span><text:span text:style-name="T2"> – Affiche la courbe d’automation du volume</text:span></text:p>
          </draw:text-box>
        </draw:frame>
        <draw:frame draw:style-name="gr23" draw:text-style-name="P19" draw:layer="layout" svg:width="9.7cm" svg:height="1.038cm" svg:x="1.05cm" svg:y="6.95cm">
          <draw:text-box>
            <text:p text:style-name="P18"><text:span text:style-name="T7">Déplacement et zoom</text:span></text:p>
          </draw:text-box>
        </draw:frame>
        <draw:frame draw:style-name="gr28" draw:text-style-name="P6" draw:layer="layout" svg:width="14.2cm" svg:height="4.691cm" svg:x="1.05cm" svg:y="7.919cm">
          <draw:text-box>
            <text:p text:style-name="P5"><text:span text:style-name="T10">ORIGINE</text:span><text:span text:style-name="T2"> – Aller au début du projet</text:span></text:p>
            <text:p text:style-name="P5"><text:span text:style-name="T10">FIN</text:span><text:span text:style-name="T2"> – Aller à la fin du projet</text:span></text:p>
            <text:p text:style-name="P5"><text:span text:style-name="T2"/></text:p>
            <text:p text:style-name="P5"><text:span text:style-name="T10">Molette de la souris</text:span><text:span text:style-name="T2"> – Zoom horizontal</text:span></text:p>
            <text:p text:style-name="P20"><text:span text:style-name="T8">Ctrl+</text:span><text:span text:style-name="T10">Molette de la souris</text:span><text:span text:style-name="T2"> – Zoom vertical</text:span></text:p>
            <text:p text:style-name="P20"><text:span text:style-name="T2"/></text:p>
            <text:p text:style-name="P20"><text:span text:style-name="T10">Alt+Molette de la souris</text:span><text:span text:style-name="T2"> – Déplacement horizontal</text:span></text:p>
            <text:p text:style-name="P20"><text:span text:style-name="T8">Ctrl+Alt+</text:span><text:span text:style-name="T10">Molette de la souris</text:span><text:span text:style-name="T2"> – Déplacement vertical</text:span></text:p>
          </draw:text-box>
        </draw:frame>
        <draw:frame draw:style-name="gr29" draw:text-style-name="P2" draw:layer="layout" svg:width="4.2cm" svg:height="0.962cm" svg:x="1.05cm" svg:y="12.95cm">
          <draw:text-box>
            <text:p>Génériques</text:p>
          </draw:text-box>
        </draw:frame>
        <draw:frame draw:style-name="gr30" draw:text-style-name="P21" draw:layer="layout" svg:width="14.2cm" svg:height="5.801cm" svg:x="1.05cm" svg:y="13.82cm">
          <draw:text-box>
            <text:p text:style-name="P20"><text:span text:style-name="T8">Ctrl+N</text:span><text:span text:style-name="T9"> – Nouveau projet</text:span><text:span text:style-name="T12"><text:line-break/></text:span><text:span text:style-name="T8">Ctrl+O</text:span><text:span text:style-name="T9"> – Ouvrir un projet</text:span><text:span text:style-name="T12"><text:line-break/></text:span><text:span text:style-name="T8">Ctrl+Q</text:span><text:span text:style-name="T12"> – Quitter REAPER</text:span></text:p>
            <text:p text:style-name="P20"><text:span text:style-name="T12"><text:line-break/></text:span><text:span text:style-name="T8">Ctrl+S</text:span><text:span text:style-name="T9"> – Sauvegarde le projet</text:span><text:span text:style-name="T2"><text:line-break/></text:span><text:span text:style-name="T10">Ctrl+Alt+S</text:span><text:span text:style-name="T2"> – Sauvegarde le projet sous…</text:span></text:p>
            <text:p text:style-name="P20"><text:span text:style-name="T2"/></text:p>
            <text:p text:style-name="P20"><text:span text:style-name="T10">Ctrl+Z</text:span><text:span text:style-name="T2"> – Retour arrière</text:span><text:span text:style-name="T2"><text:line-break/></text:span><text:span text:style-name="T10">Ctrl+Shift+Z</text:span><text:span text:style-name="T2"> – Retour avant</text:span></text:p>
          </draw:text-box>
        </draw:frame>
        <draw:frame draw:style-name="gr28" draw:text-style-name="P6" draw:layer="layout" svg:width="14.2cm" svg:height="1.916cm" svg:x="14.4cm" svg:y="2.144cm">
          <draw:text-box>
            <text:p text:style-name="P20"><text:span text:style-name="T10">Ctrl+P</text:span><text:span text:style-name="T2"> – Préférences</text:span></text:p>
            <text:p text:style-name="P20"><text:span text:style-name="T8">?</text:span><text:span text:style-name="T9"> </text:span><text:span text:style-name="T2">– Action list</text:span></text:p>
            <text:p text:style-name="P20"><text:span text:style-name="T10">Alt+ENTREE</text:span><text:span text:style-name="T2"> – Configuration du projet</text:span></text:p>
          </draw:text-box>
        </draw:frame>
        <draw:frame draw:style-name="gr23" draw:text-style-name="P19" draw:layer="layout" svg:width="9.7cm" svg:height="1.038cm" svg:x="14.3cm" svg:y="4.462cm">
          <draw:text-box>
            <text:p text:style-name="P18"><text:span text:style-name="T7">Transport &amp; fenêtre</text:span></text:p>
          </draw:text-box>
        </draw:frame>
        <draw:frame draw:style-name="gr28" draw:text-style-name="P6" draw:layer="layout" svg:width="14.2cm" svg:height="3.581cm" svg:x="14.35cm" svg:y="5.5cm">
          <draw:text-box>
            <text:p text:style-name="P5"><text:span text:style-name="T10">ESPACE</text:span><text:span text:style-name="T2"> – Lecture / Stop</text:span></text:p>
            <text:p text:style-name="P5"><text:span text:style-name="T10">Ctrl+R</text:span><text:span text:style-name="T2"> – Record</text:span></text:p>
            <text:p text:style-name="P20"><text:span text:style-name="T10">R</text:span><text:span text:style-name="T2"> – Mode boucle</text:span></text:p>
            <text:p text:style-name="P5"><text:span text:style-name="T2"/></text:p>
            <text:p text:style-name="P5"><text:span text:style-name="T10">Ctrl+M</text:span><text:span text:style-name="T2"> – Visibilité du mixeur</text:span></text:p>
            <text:p text:style-name="P5"><text:span text:style-name="T8">Ctrl+Alt+M</text:span><text:span text:style-name="T2"> – Visibilité de la piste mast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3T13:29:34.241000000</meta:creation-date>
    <dc:date>2021-03-23T15:49:19.828000000</dc:date>
    <meta:editing-duration>PT14M58S</meta:editing-duration>
    <meta:editing-cycles>6</meta:editing-cycles>
    <meta:generator>LibreOffice/7.0.4.2$Windows_X86_64 LibreOffice_project/dcf040e67528d9187c66b2379df5ea4407429775</meta:generator>
    <meta:document-statistic meta:object-count="54"/>
  </office:meta>
</office:document-meta>
</file>